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41">
      <style:text-properties fo:font-size="12pt" style:font-size-asian="12pt" style:font-size-complex="12pt"/>
    </style:style>
    <style:style style:name="ce1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2"/>
        <table:table-column table:style-name="co2" table:number-columns-repeated="6" table:default-cell-style-name="ce5"/>
        <table:table-column table:style-name="co1" table:visibility="collapse" table:default-cell-style-name="ce2"/>
        <table:table-column table:style-name="co1" table:number-columns-repeated="1015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Day</text:p>
          </table:table-cell>
          <table:table-cell table:style-name="ce3" office:value-type="string" calcext:value-type="string" table:number-columns-spanned="6" table:number-rows-spanned="1">
            <text:p>Hours</text:p>
          </table:table-cell>
          <table:covered-table-cell table:number-columns-repeated="2" table:style-name="ce3"/>
          <table:covered-table-cell table:number-columns-repeated="3"/>
          <table:table-cell table:number-columns-repeated="2"/>
          <table:table-cell table:style-name="ce12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6" office:value-type="string" calcext:value-type="string" table:number-columns-spanned="2" table:number-rows-spanned="1">
            <text:p>Fabr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mon</text:p>
          </table:table-cell>
          <table:covered-table-cell table:style-name="ce6"/>
          <table:table-cell table:number-columns-repeated="2"/>
          <table:table-cell table:style-name="ce13" table:formula="of:=SUM([.I5:.I34])/2" office:value-type="time" office:time-value="PT06H30M00S" calcext:value-type="time">
            <text:p>06:30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7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End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/>
          <table:table-cell table:style-name="ce4" office:value-type="date" office:date-value="2015-10-23" calcext:value-type="date">
            <text:p>23/10/15</text:p>
          </table:table-cell>
          <table:table-cell table:style-name="ce8" table:number-columns-repeated="4"/>
          <table:table-cell table:style-name="ce8" office:value-type="time" office:time-value="PT13H30M00S" calcext:value-type="time">
            <text:p>13:30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11" table:formula="of:=[.H5]-[.G5]+[.F5]-[.E5]+[.D5]-[.C5]" office:value-type="time" office:time-value="PT04H30M00S" calcext:value-type="time">
            <text:p>04:30:00</text:p>
          </table:table-cell>
          <table:table-cell table:style-name="ce11"/>
          <table:table-cell table:number-columns-repeated="1014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office:value-type="time" office:time-value="PT10H30M00S" calcext:value-type="time">
            <text:p>10:30</text:p>
          </table:table-cell>
          <table:table-cell table:style-name="ce8" table:number-columns-repeated="4"/>
          <table:table-cell table:style-name="ce11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table:number-columns-repeated="4"/>
          <table:table-cell table:style-name="ce8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11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table:number-columns-repeated="4"/>
          <table:table-cell table:style-name="ce8" office:value-type="time" office:time-value="PT14H00M00S" calcext:value-type="time">
            <text:p>14:00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11" table:formula="of:=[.H8]-[.G8]+[.F8]-[.E8]+[.D8]-[.C8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number-columns-repeated="2"/>
          <table:table-cell table:style-name="ce11" table:formula="of:=[.H9]-[.G9]+[.F9]-[.E9]+[.D9]-[.C9]" office:value-type="time" office:time-value="PT03H30M00S" calcext:value-type="time">
            <text:p>03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20H00M00S" calcext:value-type="time">
            <text:p>20:00</text:p>
          </table:table-cell>
          <table:table-cell table:style-name="ce8" office:value-type="time" office:time-value="PT20H30M00S" calcext:value-type="time">
            <text:p>20:30</text:p>
          </table:table-cell>
          <table:table-cell table:style-name="ce8" table:number-columns-repeated="4"/>
          <table:table-cell table:style-name="ce11" table:formula="of:=[.H10]-[.G10]+[.F10]-[.E10]+[.D10]-[.C10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5" calcext:value-type="date">
            <text:p>25/10/1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number-columns-repeated="4"/>
          <table:table-cell table:style-name="ce11" table:formula="of:=[.H11]-[.G11]+[.F11]-[.E11]+[.D11]-[.C11]" office:value-type="time" office:time-value="PT02H00M00S" calcext:value-type="time">
            <text:p>02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5" calcext:value-type="date">
            <text:p>25/10/15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number-columns-repeated="4"/>
          <table:table-cell table:style-name="ce11" table:formula="of:=[.H12]-[.G12]+[.F12]-[.E12]+[.D12]-[.C12]" office:value-type="time" office:time-value="PT01H00M00S" calcext:value-type="time">
            <text:p>01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6" calcext:value-type="date">
            <text:p>26/10/15</text:p>
          </table:table-cell>
          <table:table-cell table:style-name="ce8" table:number-columns-repeated="6"/>
          <table:table-cell table:style-name="ce11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7" calcext:value-type="date">
            <text:p>27/10/15</text:p>
          </table:table-cell>
          <table:table-cell table:style-name="ce8" table:number-columns-repeated="6"/>
          <table:table-cell table:style-name="ce11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8" calcext:value-type="date">
            <text:p>28/10/15</text:p>
          </table:table-cell>
          <table:table-cell table:style-name="ce8" table:number-columns-repeated="6"/>
          <table:table-cell table:style-name="ce11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9" calcext:value-type="date">
            <text:p>29/10/15</text:p>
          </table:table-cell>
          <table:table-cell table:style-name="ce8" table:number-columns-repeated="6"/>
          <table:table-cell table:style-name="ce11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30" calcext:value-type="date">
            <text:p>30/10/15</text:p>
          </table:table-cell>
          <table:table-cell table:style-name="ce8" table:number-columns-repeated="6"/>
          <table:table-cell table:style-name="ce11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31" calcext:value-type="date">
            <text:p>31/10/15</text:p>
          </table:table-cell>
          <table:table-cell table:style-name="ce8" table:number-columns-repeated="6"/>
          <table:table-cell table:style-name="ce11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1" calcext:value-type="date">
            <text:p>01/11/15</text:p>
          </table:table-cell>
          <table:table-cell table:style-name="ce8" table:number-columns-repeated="6"/>
          <table:table-cell table:style-name="ce11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2" calcext:value-type="date">
            <text:p>02/11/15</text:p>
          </table:table-cell>
          <table:table-cell table:style-name="ce8" table:number-columns-repeated="6"/>
          <table:table-cell table:style-name="ce11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3" calcext:value-type="date">
            <text:p>03/11/15</text:p>
          </table:table-cell>
          <table:table-cell table:style-name="ce8" table:number-columns-repeated="6"/>
          <table:table-cell table:style-name="ce11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4" calcext:value-type="date">
            <text:p>04/11/15</text:p>
          </table:table-cell>
          <table:table-cell table:style-name="ce8" table:number-columns-repeated="6"/>
          <table:table-cell table:style-name="ce11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5" calcext:value-type="date">
            <text:p>05/11/15</text:p>
          </table:table-cell>
          <table:table-cell table:style-name="ce8" table:number-columns-repeated="6"/>
          <table:table-cell table:style-name="ce11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6" calcext:value-type="date">
            <text:p>06/11/15</text:p>
          </table:table-cell>
          <table:table-cell table:style-name="ce8" table:number-columns-repeated="6"/>
          <table:table-cell table:style-name="ce11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3:26:51.502718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5T13:45:54.400626187</dc:date>
    <meta:editing-duration>PT1H35M31S</meta:editing-duration>
    <meta:editing-cycles>17</meta:editing-cycles>
    <meta:generator>LibreOffice/4.2.8.2$Linux_x86 LibreOffice_project/420m0$Build-2</meta:generator>
    <meta:document-statistic meta:table-count="2" meta:cell-count="109" meta:object-count="0"/>
  </office:meta>
</office:document-meta>
</file>